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5.52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style:font-size-asian="12pt" style:font-size-complex="12pt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style:font-size-asian="12pt" style:font-size-complex="12pt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style:font-size-asian="12pt" style:font-size-complex="12pt" fo:hyphenate="true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800000" fo:font-size="12pt" style:font-size-asian="12pt" style:font-size-complex="12pt"/>
    </style:style>
    <style:style style:name="ce11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12pt" style:language-asian="zxx" style:country-asian="none" style:font-name-complex="Ubuntu" style:font-size-complex="12pt" style:language-complex="zxx" style:country-complex="none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color="#008000" fo:font-size="12pt" style:font-size-asian="12pt" style:font-size-complex="12pt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3333" fo:font-size="12pt" style:font-size-asian="12pt" style:font-size-complex="12pt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/>
      <style:text-properties fo:color="#ff0000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1" office:value-type="string">
            <text:p>Hours Spend</text:p>
          </table:table-cell>
          <table:table-cell/>
          <table:table-cell table:style-name="ce12" office:value-type="string">
            <text:p>UC.Design</text:p>
          </table:table-cell>
          <table:table-cell table:style-name="ce13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/>
          <table:table-cell table:style-name="ce12" office:value-type="string">
            <text:p>UC5</text:p>
          </table:table-cell>
          <table:table-cell table:style-name="ce14" office:value-type="string">
            <text:p>ViewFeedback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table:style-name="ce12" office:value-type="string">
            <text:p>UC6</text:p>
          </table:table-cell>
          <table:table-cell table:style-name="ce14" office:value-type="string">
            <text:p>ManageWatchList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/>
          <table:table-cell table:style-name="ce12" office:value-type="string">
            <text:p>UC7</text:p>
          </table:table-cell>
          <table:table-cell table:style-name="ce14" office:value-type="string">
            <text:p>ManageUser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/>
          <table:table-cell table:style-name="ce12" office:value-type="string">
            <text:p>UC8</text:p>
          </table:table-cell>
          <table:table-cell table:style-name="ce14" office:value-type="string">
            <text:p>ViewMyDetails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4.5">
            <text:p>4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office:value-type="string">
            <text:p>UC.designDOC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office:value-type="string">
            <text:p>UC1.Coding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office:value-type="string">
            <text:p>UC1.Coding</text:p>
          </table:table-cell>
          <table:table-cell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office:value-type="string">
            <text:p>uc.coding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style-name="ce10"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office:value-type="string">
            <text:p>UC.test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office:value-type="string">
            <text:p>UC5.cod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office:value-type="string">
            <text:p>UC5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office:value-type="string">
            <text:p>UC6.coding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office:value-type="string">
            <text:p>UC7.coding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office:value-type="string">
            <text:p>UC7.co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office:value-type="string">
            <text:p>UC7.integration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office:value-type="string">
            <text:p>Integartio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office:value-type="string">
            <text:p>Meeting.T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office:value-type="string">
            <text:p>Nothing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office:value-type="string">
            <text:p>UC8.cod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4" table:number-rows-repeated="10484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4-16T00:56:04</dc:date>
    <dc:creator>Pratibind jha</dc:creator>
    <meta:editing-duration>PT16M55S</meta:editing-duration>
    <meta:editing-cycles>51</meta:editing-cycles>
    <meta:generator>LibreOffice/3.5$Linux_x86 LibreOffice_project/350m1$Build-2</meta:generator>
    <meta:document-statistic meta:table-count="3" meta:cell-count="278" meta:object-count="0"/>
  </office:meta>
</office:document-meta>
</file>